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ffffff" draw:textarea-horizontal-align="justify" draw:textarea-vertical-align="middle" draw:auto-grow-height="false" fo:min-height="2.671cm" fo:min-width="0.008cm"/>
    </style:style>
    <style:style style:name="gr2" style:family="graphic" style:parent-style-name="standard">
      <style:graphic-properties svg:stroke-color="#333333" draw:fill-color="#ffffff" draw:textarea-horizontal-align="justify" draw:textarea-vertical-align="middle" draw:auto-grow-height="false" fo:min-height="1.834cm" fo:min-width="0.008cm"/>
    </style:style>
    <style:style style:name="gr3" style:family="graphic" style:parent-style-name="standard">
      <style:graphic-properties svg:stroke-color="#333333" draw:fill-color="#eeeeee" draw:textarea-horizontal-align="justify" draw:textarea-vertical-align="middle" draw:auto-grow-height="false" fo:min-height="2.671cm" fo:min-width="0.008cm"/>
    </style:style>
    <style:style style:name="gr4" style:family="graphic" style:parent-style-name="standard">
      <style:graphic-properties svg:stroke-color="#333333" draw:fill-color="#ffffff" draw:textarea-horizontal-align="justify" draw:textarea-vertical-align="middle" draw:auto-grow-height="false" fo:min-height="1.375cm" fo:min-width="0.008cm"/>
    </style:style>
    <style:style style:name="gr5" style:family="graphic" style:parent-style-name="standard">
      <style:graphic-properties svg:stroke-color="#333333" draw:fill-color="#ffffff" draw:textarea-horizontal-align="justify" draw:textarea-vertical-align="middle" draw:auto-grow-height="false" fo:min-height="0.708cm" fo:min-width="0.008cm"/>
    </style:style>
    <style:style style:name="gr6" style:family="graphic" style:parent-style-name="standard">
      <style:graphic-properties svg:stroke-color="#333333" draw:fill-color="#cccccc" draw:textarea-horizontal-align="justify" draw:textarea-vertical-align="middle" draw:auto-grow-height="false" fo:min-height="2.671cm" fo:min-width="0.008cm"/>
    </style:style>
    <style:style style:name="gr7" style:family="graphic" style:parent-style-name="standard">
      <style:graphic-properties svg:stroke-color="#333333" draw:fill-color="#333333" draw:textarea-horizontal-align="justify" draw:textarea-vertical-align="middle" draw:auto-grow-height="false" fo:min-height="2.671cm" fo:min-width="0.008cm"/>
    </style:style>
    <style:style style:name="gr8" style:family="graphic" style:parent-style-name="standard">
      <style:graphic-properties svg:stroke-color="#333333" draw:fill-color="#666666" draw:textarea-horizontal-align="justify" draw:textarea-vertical-align="middle" draw:auto-grow-height="false" fo:min-height="2.671cm" fo:min-width="0.008cm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0.508cm" svg:height="2.921cm" svg:x="2.397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0.508cm" svg:height="2.921cm" svg:x="3.159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508cm" svg:height="2.921cm" svg:x="3.948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0.508cm" svg:height="2.084cm" svg:x="2.398cm" svg:y="6.8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5" draw:id="id25" draw:layer="layout" svg:width="0.508cm" svg:height="2.084cm" svg:x="3.16cm" svg:y="6.8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0.508cm" svg:height="2.084cm" svg:x="3.949cm" svg:y="6.8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0.508cm" svg:height="2.084cm" svg:x="6.599cm" svg:y="6.8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8" draw:id="id28" draw:layer="layout" svg:width="0.508cm" svg:height="2.084cm" svg:x="7.361cm" svg:y="6.8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9" draw:id="id29" draw:layer="layout" svg:width="0.508cm" svg:height="2.084cm" svg:x="8.15cm" svg:y="6.8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0.508cm" svg:height="2.921cm" svg:x="5.248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0.508cm" svg:height="2.921cm" svg:x="6.598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6" draw:id="id26" draw:layer="layout" svg:width="0.508cm" svg:height="2.921cm" svg:x="7.36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0.508cm" svg:height="2.921cm" svg:x="8.149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0.508cm" svg:height="2.921cm" svg:x="11.099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0.508cm" svg:height="2.921cm" svg:x="11.861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8" draw:id="id18" draw:layer="layout" svg:width="0.508cm" svg:height="2.921cm" svg:x="12.65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0.508cm" svg:height="2.084cm" svg:x="8.95cm" svg:y="6.8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5" draw:id="id15" draw:layer="layout" svg:width="0.508cm" svg:height="2.084cm" svg:x="11.1cm" svg:y="6.8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2" draw:id="id32" draw:layer="layout" svg:width="0.508cm" svg:height="2.084cm" svg:x="11.862cm" svg:y="6.8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2.084cm" svg:x="12.651cm" svg:y="6.8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0.508cm" svg:height="2.084cm" svg:x="13.451cm" svg:y="6.8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0.508cm" svg:height="1.625cm" svg:x="6.6cm" svg:y="9.5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0" draw:id="id30" draw:layer="layout" svg:width="0.508cm" svg:height="1.625cm" svg:x="7.362cm" svg:y="9.5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31" draw:id="id31" draw:layer="layout" svg:width="0.508cm" svg:height="1.625cm" svg:x="8.151cm" svg:y="9.5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3" draw:id="id13" draw:layer="layout" svg:width="0.508cm" svg:height="1.625cm" svg:x="8.951cm" svg:y="9.5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6" draw:id="id16" draw:layer="layout" svg:width="0.508cm" svg:height="1.625cm" svg:x="11.101cm" svg:y="9.5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1.625cm" svg:x="11.863cm" svg:y="9.5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08cm" svg:height="1.625cm" svg:x="12.652cm" svg:y="9.5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21" draw:id="id21" draw:layer="layout" svg:width="0.508cm" svg:height="1.625cm" svg:x="13.452cm" svg:y="9.5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7" draw:id="id17" draw:layer="layout" svg:width="0.508cm" svg:height="0.958cm" svg:x="11.102cm" svg:y="11.6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08cm" svg:height="0.958cm" svg:x="11.864cm" svg:y="11.6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08cm" svg:height="0.958cm" svg:x="12.653cm" svg:y="11.6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22" draw:id="id22" draw:layer="layout" svg:width="0.508cm" svg:height="0.958cm" svg:x="13.453cm" svg:y="11.6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0.508cm" svg:height="2.921cm" svg:x="9.949cm" svg:y="3.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19" draw:id="id19" draw:layer="layout" svg:width="0.508cm" svg:height="2.921cm" svg:x="14.649cm" svg:y="3.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23" draw:id="id23" draw:layer="layout" svg:width="0.508cm" svg:height="2.921cm" svg:x="16.449cm" svg:y="3.5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3" draw:id="id3" draw:layer="layout" svg:width="0.508cm" svg:height="2.921cm" svg:x="0.948cm" svg:y="3.54cm">
          <text:p/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line" svg:x1="4.457cm" svg:y1="7.919cm" svg:x2="5.248cm" svg:y2="5cm" draw:start-shape="id1" draw:start-glue-point="1" draw:end-shape="id2" draw:end-glue-point="3" svg:d="M4457 7919l791-2919" svg:viewBox="0 0 792 2920">
          <text:p/>
        </draw:connector>
        <draw:connector draw:style-name="gr9" draw:text-style-name="P6" draw:layer="layout" draw:type="line" svg:x1="1.456cm" svg:y1="5cm" svg:x2="2.397cm" svg:y2="5cm" draw:start-shape="id3" draw:start-glue-point="1" draw:end-shape="id4" draw:end-glue-point="3" svg:d="M1456 5000h941" svg:viewBox="0 0 942 1">
          <text:p/>
        </draw:connector>
        <draw:connector draw:style-name="gr9" draw:text-style-name="P6" draw:layer="layout" draw:type="line" svg:x1="1.456cm" svg:y1="5cm" svg:x2="2.398cm" svg:y2="7.919cm" draw:start-shape="id3" draw:start-glue-point="1" draw:end-shape="id5" draw:end-glue-point="3" svg:d="M1456 5000l942 2919" svg:viewBox="0 0 943 2920">
          <text:p/>
        </draw:connector>
        <draw:connector draw:style-name="gr9" draw:text-style-name="P6" draw:layer="layout" draw:type="line" svg:x1="4.456cm" svg:y1="5cm" svg:x2="5.248cm" svg:y2="5cm" draw:start-shape="id6" draw:start-glue-point="1" draw:end-shape="id2" draw:end-glue-point="3" svg:d="M4456 5000h792" svg:viewBox="0 0 793 1">
          <text:p/>
        </draw:connector>
        <draw:connector draw:style-name="gr9" draw:text-style-name="P6" draw:layer="layout" draw:type="line" svg:x1="5.756cm" svg:y1="5cm" svg:x2="6.598cm" svg:y2="5cm" draw:start-shape="id2" draw:start-glue-point="1" draw:end-shape="id7" draw:end-glue-point="3" svg:d="M5756 5000h842" svg:viewBox="0 0 843 1">
          <text:p/>
        </draw:connector>
        <draw:connector draw:style-name="gr9" draw:text-style-name="P6" draw:layer="layout" draw:type="line" svg:x1="5.756cm" svg:y1="5cm" svg:x2="6.599cm" svg:y2="7.919cm" draw:start-shape="id2" draw:start-glue-point="1" draw:end-shape="id8" draw:end-glue-point="3" svg:d="M5756 5000l843 2919" svg:viewBox="0 0 844 2920">
          <text:p/>
        </draw:connector>
        <draw:connector draw:style-name="gr9" draw:text-style-name="P6" draw:layer="layout" draw:type="line" svg:x1="5.756cm" svg:y1="5cm" svg:x2="6.6cm" svg:y2="10.348cm" draw:start-shape="id2" draw:start-glue-point="1" draw:end-shape="id9" draw:end-glue-point="3" svg:d="M5756 5000l844 5348" svg:viewBox="0 0 845 5349">
          <text:p/>
        </draw:connector>
        <draw:connector draw:style-name="gr9" draw:text-style-name="P6" draw:layer="layout" draw:type="line" svg:x1="8.657cm" svg:y1="5cm" svg:x2="9.949cm" svg:y2="5cm" draw:start-shape="id10" draw:start-glue-point="1" draw:end-shape="id11" svg:d="M8657 5000h1292" svg:viewBox="0 0 1293 1">
          <text:p/>
        </draw:connector>
        <draw:connector draw:style-name="gr9" draw:text-style-name="P6" draw:layer="layout" draw:type="line" svg:x1="9.458cm" svg:y1="7.919cm" svg:x2="9.949cm" svg:y2="5cm" draw:start-shape="id12" draw:start-glue-point="1" draw:end-shape="id11" draw:end-glue-point="3" svg:d="M9458 7919l491-2919" svg:viewBox="0 0 492 2920">
          <text:p/>
        </draw:connector>
        <draw:connector draw:style-name="gr9" draw:text-style-name="P6" draw:layer="layout" draw:type="line" svg:x1="9.459cm" svg:y1="10.348cm" svg:x2="9.949cm" svg:y2="5cm" draw:start-shape="id13" draw:start-glue-point="1" draw:end-shape="id11" draw:end-glue-point="3" svg:d="M9459 10348l490-5348" svg:viewBox="0 0 491 5349">
          <text:p/>
        </draw:connector>
        <draw:connector draw:style-name="gr9" draw:text-style-name="P6" draw:layer="layout" draw:type="line" svg:x1="10.457cm" svg:y1="5cm" svg:x2="11.099cm" svg:y2="5cm" draw:start-shape="id11" draw:start-glue-point="1" draw:end-shape="id14" draw:end-glue-point="3" svg:d="M10457 5000h642" svg:viewBox="0 0 643 1">
          <text:p/>
        </draw:connector>
        <draw:connector draw:style-name="gr9" draw:text-style-name="P6" draw:layer="layout" draw:type="line" svg:x1="10.457cm" svg:y1="5cm" svg:x2="11.1cm" svg:y2="7.919cm" draw:start-shape="id11" draw:start-glue-point="1" draw:end-shape="id15" draw:end-glue-point="3" svg:d="M10457 5000l643 2919" svg:viewBox="0 0 644 2920">
          <text:p/>
        </draw:connector>
        <draw:connector draw:style-name="gr9" draw:text-style-name="P6" draw:layer="layout" draw:type="line" svg:x1="10.457cm" svg:y1="5cm" svg:x2="11.101cm" svg:y2="10.348cm" draw:start-shape="id11" draw:start-glue-point="1" draw:end-shape="id16" draw:end-glue-point="3" svg:d="M10457 5000l644 5348" svg:viewBox="0 0 645 5349">
          <text:p/>
        </draw:connector>
        <draw:connector draw:style-name="gr9" draw:text-style-name="P6" draw:layer="layout" draw:type="line" svg:x1="10.457cm" svg:y1="5cm" svg:x2="11.102cm" svg:y2="12.082cm" draw:start-shape="id11" draw:start-glue-point="1" draw:end-shape="id17" draw:end-glue-point="3" svg:d="M10457 5000l645 7082" svg:viewBox="0 0 646 7083">
          <text:p/>
        </draw:connector>
        <draw:connector draw:style-name="gr9" draw:text-style-name="P6" draw:layer="layout" draw:type="line" svg:x1="13.158cm" svg:y1="5cm" svg:x2="14.649cm" svg:y2="5cm" draw:start-shape="id18" draw:start-glue-point="1" draw:end-shape="id19" draw:end-glue-point="3" svg:d="M13158 5000h1491" svg:viewBox="0 0 1492 1">
          <text:p/>
        </draw:connector>
        <draw:connector draw:style-name="gr9" draw:text-style-name="P6" draw:layer="layout" draw:type="line" svg:x1="13.959cm" svg:y1="7.919cm" svg:x2="14.649cm" svg:y2="5cm" draw:start-shape="id20" draw:start-glue-point="1" draw:end-shape="id19" draw:end-glue-point="3" svg:d="M13959 7919l690-2919" svg:viewBox="0 0 691 2920">
          <text:p/>
        </draw:connector>
        <draw:connector draw:style-name="gr9" draw:text-style-name="P6" draw:layer="layout" draw:type="line" svg:x1="13.96cm" svg:y1="10.348cm" svg:x2="14.649cm" svg:y2="5cm" draw:start-shape="id21" draw:start-glue-point="1" draw:end-shape="id19" draw:end-glue-point="3" svg:d="M13960 10348l689-5348" svg:viewBox="0 0 690 5349">
          <text:p/>
        </draw:connector>
        <draw:connector draw:style-name="gr9" draw:text-style-name="P6" draw:layer="layout" draw:type="line" svg:x1="13.961cm" svg:y1="12.082cm" svg:x2="14.649cm" svg:y2="5cm" draw:start-shape="id22" draw:start-glue-point="1" draw:end-shape="id19" draw:end-glue-point="3" svg:d="M13961 12082l688-7082" svg:viewBox="0 0 689 7083">
          <text:p/>
        </draw:connector>
        <draw:connector draw:style-name="gr9" draw:text-style-name="P6" draw:layer="layout" draw:type="line" svg:x1="15.157cm" svg:y1="5cm" svg:x2="16.449cm" svg:y2="5cm" draw:start-shape="id19" draw:start-glue-point="1" draw:end-shape="id23" draw:end-glue-point="3" svg:d="M15157 5000h1292" svg:viewBox="0 0 1293 1">
          <text:p/>
        </draw:connector>
        <draw:connector draw:style-name="gr9" draw:text-style-name="P6" draw:layer="layout" draw:type="line" svg:x1="2.905cm" svg:y1="5cm" svg:x2="3.159cm" svg:y2="5cm" draw:start-shape="id4" draw:start-glue-point="1" draw:end-shape="id24" draw:end-glue-point="3" svg:d="M2905 5000h254" svg:viewBox="0 0 255 1">
          <text:p/>
        </draw:connector>
        <draw:connector draw:style-name="gr9" draw:text-style-name="P6" draw:layer="layout" draw:type="line" svg:x1="3.667cm" svg:y1="5cm" svg:x2="3.948cm" svg:y2="5cm" draw:start-shape="id24" draw:start-glue-point="1" draw:end-shape="id6" draw:end-glue-point="3" svg:d="M3667 5000h281" svg:viewBox="0 0 282 1">
          <text:p/>
        </draw:connector>
        <draw:connector draw:style-name="gr9" draw:text-style-name="P6" draw:layer="layout" draw:type="line" svg:x1="2.906cm" svg:y1="7.919cm" svg:x2="3.16cm" svg:y2="7.919cm" draw:start-shape="id5" draw:start-glue-point="1" draw:end-shape="id25" draw:end-glue-point="3" svg:d="M2906 7919h254" svg:viewBox="0 0 255 1">
          <text:p/>
        </draw:connector>
        <draw:connector draw:style-name="gr9" draw:text-style-name="P6" draw:layer="layout" draw:type="line" svg:x1="3.668cm" svg:y1="7.919cm" svg:x2="3.949cm" svg:y2="7.919cm" draw:start-shape="id25" draw:start-glue-point="1" draw:end-shape="id1" draw:end-glue-point="3" svg:d="M3668 7919h281" svg:viewBox="0 0 282 1">
          <text:p/>
        </draw:connector>
        <draw:connector draw:style-name="gr9" draw:text-style-name="P6" draw:layer="layout" draw:type="line" svg:x1="7.106cm" svg:y1="5cm" svg:x2="7.36cm" svg:y2="5cm" draw:start-shape="id7" draw:start-glue-point="1" draw:end-shape="id26" draw:end-glue-point="3" svg:d="M7106 5000h254" svg:viewBox="0 0 255 1">
          <text:p/>
        </draw:connector>
        <draw:connector draw:style-name="gr9" draw:text-style-name="P6" draw:layer="layout" draw:type="line" svg:x1="7.868cm" svg:y1="5cm" svg:x2="8.149cm" svg:y2="5cm" draw:start-shape="id26" draw:start-glue-point="1" draw:end-shape="id10" draw:end-glue-point="3" svg:d="M7868 5000h281" svg:viewBox="0 0 282 1">
          <text:p/>
        </draw:connector>
        <draw:connector draw:style-name="gr9" draw:text-style-name="P6" draw:layer="layout" draw:type="line" svg:x1="11.607cm" svg:y1="5cm" svg:x2="11.861cm" svg:y2="5cm" draw:start-shape="id14" draw:start-glue-point="1" draw:end-shape="id27" draw:end-glue-point="3" svg:d="M11607 5000h254" svg:viewBox="0 0 255 1">
          <text:p/>
        </draw:connector>
        <draw:connector draw:style-name="gr9" draw:text-style-name="P6" draw:layer="layout" draw:type="line" svg:x1="12.369cm" svg:y1="5cm" svg:x2="12.65cm" svg:y2="5cm" draw:start-shape="id27" draw:start-glue-point="1" draw:end-shape="id18" draw:end-glue-point="3" svg:d="M12369 5000h281" svg:viewBox="0 0 282 1">
          <text:p/>
        </draw:connector>
        <draw:connector draw:style-name="gr9" draw:text-style-name="P6" draw:layer="layout" draw:type="line" svg:x1="7.107cm" svg:y1="7.919cm" svg:x2="7.361cm" svg:y2="7.919cm" draw:start-shape="id8" draw:start-glue-point="1" draw:end-shape="id28" draw:end-glue-point="3" svg:d="M7107 7919h254" svg:viewBox="0 0 255 1">
          <text:p/>
        </draw:connector>
        <draw:connector draw:style-name="gr9" draw:text-style-name="P6" draw:layer="layout" draw:type="line" svg:x1="7.869cm" svg:y1="7.919cm" svg:x2="8.15cm" svg:y2="7.919cm" draw:start-shape="id28" draw:start-glue-point="1" draw:end-shape="id29" draw:end-glue-point="3" svg:d="M7869 7919h281" svg:viewBox="0 0 282 1">
          <text:p/>
        </draw:connector>
        <draw:connector draw:style-name="gr9" draw:text-style-name="P6" draw:layer="layout" draw:type="line" svg:x1="8.658cm" svg:y1="7.919cm" svg:x2="8.95cm" svg:y2="7.919cm" draw:start-shape="id29" draw:start-glue-point="1" draw:end-shape="id12" draw:end-glue-point="3" svg:d="M8658 7919h292" svg:viewBox="0 0 293 1">
          <text:p/>
        </draw:connector>
        <draw:connector draw:style-name="gr9" draw:text-style-name="P6" draw:layer="layout" draw:type="line" svg:x1="7.108cm" svg:y1="10.348cm" svg:x2="7.362cm" svg:y2="10.348cm" draw:start-shape="id9" draw:start-glue-point="1" draw:end-shape="id30" draw:end-glue-point="3" svg:d="M7108 10348h254" svg:viewBox="0 0 255 1">
          <text:p/>
        </draw:connector>
        <draw:connector draw:style-name="gr9" draw:text-style-name="P6" draw:layer="layout" draw:type="line" svg:x1="7.108cm" svg:y1="10.348cm" svg:x2="7.362cm" svg:y2="10.348cm" svg:d="M7108 10348h254" svg:viewBox="0 0 255 1">
          <text:p/>
        </draw:connector>
        <draw:connector draw:style-name="gr9" draw:text-style-name="P6" draw:layer="layout" draw:type="line" svg:x1="7.87cm" svg:y1="10.348cm" svg:x2="8.151cm" svg:y2="10.348cm" draw:start-shape="id30" draw:start-glue-point="1" draw:end-shape="id31" draw:end-glue-point="3" svg:d="M7870 10348h281" svg:viewBox="0 0 282 1">
          <text:p/>
        </draw:connector>
        <draw:connector draw:style-name="gr9" draw:text-style-name="P6" draw:layer="layout" draw:type="line" svg:x1="8.659cm" svg:y1="10.348cm" svg:x2="8.951cm" svg:y2="10.348cm" draw:start-shape="id31" draw:start-glue-point="1" draw:end-shape="id13" draw:end-glue-point="3" svg:d="M8659 10348h292" svg:viewBox="0 0 293 1">
          <text:p/>
        </draw:connector>
        <draw:connector draw:style-name="gr9" draw:text-style-name="P6" draw:layer="layout" draw:type="line" svg:x1="11.862cm" svg:y1="7.919cm" svg:x2="11.862cm" svg:y2="7.919cm" draw:start-shape="id32" draw:start-glue-point="3" draw:end-shape="id32" draw:end-glue-point="3" svg:d="M11862 7919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2T21:13:40.009395606</meta:creation-date>
    <dc:date>2020-04-02T21:25:40.562935579</dc:date>
    <meta:editing-duration>PT1M28S</meta:editing-duration>
    <meta:editing-cycles>1</meta:editing-cycles>
    <meta:generator>LibreOffice/6.0.7.3$Linux_X86_64 LibreOffice_project/00m0$Build-3</meta:generator>
    <meta:document-statistic meta:object-count="72"/>
  </office:meta>
</office:document-meta>
</file>